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109aa5"/>
    </style:style>
    <style:style style:name="P11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6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28" style:family="paragraph" style:parent-style-name="Standard" style:list-style-name="L12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6">
      <style:text-properties style:font-name="DejaVu Sans Condensed" fo:font-size="12pt" officeooo:paragraph-rsid="00109aa5" style:font-size-asian="12pt" style:font-size-complex="12pt"/>
    </style:style>
    <style:style style:name="P30" style:family="paragraph" style:parent-style-name="Standard" style:list-style-name="L16">
      <style:text-properties style:font-name="DejaVu Sans Condensed" fo:font-size="12pt" officeooo:rsid="002f2ce5" officeooo:paragraph-rsid="002f2ce5" style:font-size-asian="12pt" style:font-size-complex="12pt"/>
    </style:style>
    <style:style style:name="P31" style:family="paragraph" style:parent-style-name="Standard" style:list-style-name="L16">
      <style:text-properties style:font-name="DejaVu Sans Condensed" fo:font-size="12pt" officeooo:rsid="002f2ce5" officeooo:paragraph-rsid="00307fda" style:font-size-asian="12pt" style:font-size-complex="12pt"/>
    </style:style>
    <style:style style:name="P32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3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4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5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36" style:family="paragraph" style:parent-style-name="Standard" style:list-style-name="L4">
      <style:text-properties officeooo:paragraph-rsid="00109aa5"/>
    </style:style>
    <style:style style:name="P37" style:family="paragraph" style:parent-style-name="Standard" style:list-style-name="L23">
      <style:text-properties officeooo:paragraph-rsid="00109aa5"/>
    </style:style>
    <style:style style:name="P38" style:family="paragraph" style:parent-style-name="Standard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6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7" style:family="text">
      <style:text-properties officeooo:rsid="001edf7f"/>
    </style:style>
    <style:style style:name="T28" style:family="text">
      <style:text-properties officeooo:rsid="0025cc8b"/>
    </style:style>
    <style:style style:name="T29" style:family="text">
      <style:text-properties officeooo:rsid="0030a6b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0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9"><text:span text:style-name="T14">Top</text:span><text:span text:style-name="T15"> </text:span><text:span text:style-name="T16">H</text:span><text:span text:style-name="T15">at -- </text:span><text:span text:style-name="T17">"Dispense switch"</text:span></text:p>
      <text:list xml:id="list1179871181" text:style-name="L1">
        <text:list-item>
          <text:p text:style-name="P11">U: ECM knob to XMIT</text:p>
        </text:list-item>
        <text:list-item>
          <text:p text:style-name="P11">D: ECM knob to R<text:span text:style-name="T28">EC</text:span></text:p>
        </text:list-item>
      </text:list>
      <text:p text:style-name="P9"><text:span text:style-name="T25">DISPENSER</text:span><text:span text:style-name="T26"> switch ON:</text:span></text:p>
      <text:list xml:id="list3569316959" text:style-name="L2">
        <text:list-item>
          <text:p text:style-name="P12">F: Dispense program 5</text:p>
        </text:list-item>
        <text:list-item>
          <text:p text:style-name="P12">B: Dispense user program (default is program 1)</text:p>
        </text:list-item>
      </text:list>
      <text:p text:style-name="P9"><text:span text:style-name="T25">DISPENSER</text:span><text:span text:style-name="T26"> switch BYPASS:</text:span></text:p>
      <text:list xml:id="list474186808" text:style-name="L3">
        <text:list-item>
          <text:p text:style-name="P13">F: Chaff (2x)</text:p>
        </text:list-item>
        <text:list-item>
          <text:p text:style-name="P13">B: Flares (2x)</text:p>
        </text:list-item>
      </text:list>
      <text:p text:style-name="P1"><text:span text:style-name="T2">Top</text:span> <text:span text:style-name="T13">H</text:span>at <text:span text:style-name="T13">Ri</text:span>ng</text:p>
      <text:list xml:id="list3982047228" text:style-name="L4">
        <text:list-item>
          <text:p text:style-name="P36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xml:id="list1675852966" text:style-name="L5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1524527012" text:style-name="L6">
        <text:list-item>
          <text:p text:style-name="P14">F: Extend speedbrakes (keeps extending while held, stays open when you let go). <text:s/>If flaps are extended, button must be held continuously to keep speedbrakes out.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xml:id="list1430286473" text:style-name="L7">
        <text:list-item>
          <text:p text:style-name="P15">P: Toggle ATC (Automatic Throttle Control)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p text:style-name="P5">NAV mode:</text:p>
      <text:list xml:id="list1770345405" text:style-name="L8">
        <text:list-item>
          <text:p text:style-name="P24"><text:span text:style-name="T2">P: </text:span><text:span text:style-name="T8">Cage/uncage velocity vector on HUD</text:span></text:p>
        </text:list-item>
      </text:list>
      <text:p text:style-name="P5">A/A mode AIM-9:</text:p>
      <text:list xml:id="list2506330812" text:style-name="L9">
        <text:list-item>
          <text:p text:style-name="P25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7">A/A mode AIM-7:</text:p>
      <text:list xml:id="list3495187009" text:style-name="L10">
        <text:list-item>
          <text:p text:style-name="P26">P: Locks target with SST if you have a "bugged" (L&amp;S) target.</text:p>
        </text:list-item>
      </text:list>
      <text:p text:style-name="P6">HARM MFD with SOI:</text:p>
      <text:list xml:id="list1226493142" text:style-name="L11">
        <text:list-item>
          <text:p text:style-name="P27">P: Hand-off HARM toggle, locks missile to selected radar emitter icon, shows H-OFF.</text:p>
        </text:list-item>
      </text:list>
      <text:p text:style-name="P5">Maverick <text:span text:style-name="T11">MFD with SOI</text:span>:</text:p>
      <text:list xml:id="list4001529885" text:style-name="L12">
        <text:list-item>
          <text:p text:style-name="P28"><text:span text:style-name="T2">P: </text:span><text:span text:style-name="T11">Uncage s</text:span><text:span text:style-name="T8">eeker head, </text:span><text:span text:style-name="T11">attempt to</text:span><text:span text:style-name="T8"> lock on </text:span><text:span text:style-name="T11">to target in crosshairs</text:span><text:span text:style-name="T8">.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xml:id="list2657966690" text:style-name="L13">
        <text:list-item>
          <text:p text:style-name="P16">P: Right throttle to idle detent (used for engine start)</text:p>
        </text:list-item>
        <text:list-item>
          <text:p text:style-name="P16">S-P: Left throttle to idle detent (used for engine start)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xml:id="list3655247094" text:style-name="L14">
        <text:list-item>
          <text:p text:style-name="P22">Axes: Slew TD<text:span text:style-name="T27">C</text:span> on SOI</text:p>
        </text:list-item>
      </text:list>
      <text:list xml:id="list691914919" text:style-name="L15">
        <text:list-item>
          <text:p text:style-name="P17">P: TDC Depress button, locks target or other effects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 -- Antenna elevation, FLIR zoom</text:p>
      <text:list xml:id="list3919938262" text:style-name="L16">
        <text:list-item>
          <text:p text:style-name="P29"><text:span text:style-name="T8">U/D: Radar antenna elevation up/down, FLIR zoom </text:span><text:span text:style-name="T1">out</text:span><text:span text:style-name="T8">/</text:span><text:span text:style-name="T1">in</text:span></text:p>
        </text:list-item>
        <text:list-item>
          <text:p text:style-name="P30">L: Right MFD PB 5 (L1), toggles RWS/TWS when radar is on MFD</text:p>
        </text:list-item>
        <text:list-item>
          <text:p text:style-name="P31">R: Right MFD PB 13 (R3), toggles MAN/AUTO TWS mode when in TWS mode</text:p>
        </text:list-item>
        <text:list-item>
          <text:p text:style-name="P31">P: Right MFD PB 1 (L5), cycles PRF modes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xml:id="list622287713" text:style-name="L17">
        <text:list-item>
          <text:p text:style-name="P18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8"> -- Autothrottle</text:span></text:p>
      <text:list xml:id="list904428575" text:style-name="L18">
        <text:list-item>
          <text:p text:style-name="P19">P: Toggle ATC (Automatic Throttle Control)</text:p>
        </text:list-item>
      </text:list>
      <text:p text:style-name="P1"><text:span text:style-name="T2">P</text:span>inky <text:span text:style-name="T13">B</text:span>utton -- RAID/FLIR button</text:p>
      <text:p text:style-name="P5">Radar <text:span text:style-name="T11">MFD with SOI, </text:span>in TWS or STT:</text:p>
      <text:list xml:id="list2906598508" text:style-name="L19">
        <text:list-item>
          <text:p text:style-name="P32"><text:span text:style-name="T2">P: </text:span><text:span text:style-name="T8">Select RAID mode</text:span></text:p>
        </text:list-item>
      </text:list>
      <text:p text:style-name="P5">HARM <text:span text:style-name="T11">MFD with SOI</text:span>:</text:p>
      <text:list xml:id="list3707596088" text:style-name="L20">
        <text:list-item>
          <text:p text:style-name="P33"><text:span text:style-name="T2">P: </text:span><text:span text:style-name="T8">Cycle HARM targets from center outwards</text:span></text:p>
        </text:list-item>
      </text:list>
      <text:p text:style-name="P5"><text:span text:style-name="T11">FLIR/TPOD MFD with SOI</text:span>:</text:p>
      <text:list xml:id="list3309857213" text:style-name="L21">
        <text:list-item>
          <text:p text:style-name="P34"><text:span text:style-name="T2">P: </text:span><text:span text:style-name="T8">Toggles FLIR/TV mode.</text:span></text:p>
        </text:list-item>
        <text:list-item>
          <text:p text:style-name="P34"><text:span text:style-name="T2">L-P: In FLIR, </text:span><text:span text:style-name="T10">t</text:span><text:span text:style-name="T9">oggles white-</text:span>hot/black-hot</text:p>
        </text:list-item>
      </text:list>
      <text:p text:style-name="P5">Maverick <text:span text:style-name="T11">MFD with SOI</text:span>:</text:p>
      <text:list xml:id="list1380894630" text:style-name="L22">
        <text:list-item>
          <text:p text:style-name="P35"><text:span text:style-name="T2">P: </text:span><text:span text:style-name="T8">Toggles ground stabilize.</text:span></text:p>
        </text:list-item>
      </text:list>
      <text:p text:style-name="P1">Pinky <text:span text:style-name="T13">W</text:span>heel</text:p>
      <text:list xml:id="list209706975" text:style-name="L23">
        <text:list-item>
          <text:p text:style-name="P37"><text:span text:style-name="T23">F/B</text:span><text:span text:style-name="T24">: --</text:span></text:p>
        </text:list-item>
        <text:list-item>
          <text:p text:style-name="P20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05T11:27:29.812000000</dc:date>
    <meta:editing-duration>PT3H42M25S</meta:editing-duration>
    <meta:editing-cycles>3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62" meta:word-count="435" meta:character-count="2315" meta:non-whitespace-character-count="1977"/>
  </office:meta>
</office:document-meta>
</file>